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1e8ff6" officeooo:paragraph-rsid="001e8ff6"/>
    </style:style>
    <style:style style:name="P2" style:family="paragraph" style:parent-style-name="Standard">
      <style:paragraph-properties fo:text-align="start" style:justify-single-word="false"/>
      <style:text-properties style:font-name="Arial" style:text-underline-style="none" officeooo:rsid="001e8ff6" officeooo:paragraph-rsid="001e8ff6"/>
    </style:style>
    <style:style style:name="P3" style:family="paragraph" style:parent-style-name="Standard">
      <style:paragraph-properties fo:text-align="start" style:justify-single-word="false"/>
      <style:text-properties style:font-name="Arial" style:text-underline-style="none" officeooo:rsid="001f8b9d" officeooo:paragraph-rsid="001f8b9d"/>
    </style:style>
    <style:style style:name="P4" style:family="paragraph" style:parent-style-name="Standard">
      <style:paragraph-properties fo:text-align="start" style:justify-single-word="false"/>
      <style:text-properties style:font-name="Arial" style:text-underline-style="none" officeooo:rsid="00207e8f" officeooo:paragraph-rsid="00207e8f"/>
    </style:style>
    <style:style style:name="P5" style:family="paragraph" style:parent-style-name="Standard">
      <style:paragraph-properties fo:text-align="start" style:justify-single-word="false"/>
      <style:text-properties style:font-name="Arial" style:text-underline-style="none" officeooo:rsid="00246969" officeooo:paragraph-rsid="00246969"/>
    </style:style>
    <style:style style:name="P6" style:family="paragraph" style:parent-style-name="Standard">
      <style:paragraph-properties fo:text-align="start" style:justify-single-word="false"/>
      <style:text-properties style:font-name="Arial" style:text-underline-style="none" officeooo:rsid="002712d3" officeooo:paragraph-rsid="002712d3"/>
    </style:style>
    <style:style style:name="P7" style:family="paragraph" style:parent-style-name="Standard">
      <style:paragraph-properties fo:text-align="start" style:justify-single-word="false"/>
      <style:text-properties style:font-name="Arial" style:text-underline-style="none" officeooo:rsid="00282e0c" officeooo:paragraph-rsid="00282e0c"/>
    </style:style>
    <style:style style:name="P8" style:family="paragraph" style:parent-style-name="Standard">
      <style:paragraph-properties fo:text-align="start" style:justify-single-word="false"/>
      <style:text-properties style:font-name="Arial" style:text-underline-style="none" officeooo:rsid="00285b4d" officeooo:paragraph-rsid="00285b4d"/>
    </style:style>
    <style:style style:name="P9" style:family="paragraph" style:parent-style-name="Standard">
      <style:paragraph-properties fo:text-align="start" style:justify-single-word="false"/>
      <style:text-properties style:font-name="Arial" style:text-underline-style="none" officeooo:rsid="0028c297" officeooo:paragraph-rsid="0028c297"/>
    </style:style>
    <style:style style:name="P10" style:family="paragraph" style:parent-style-name="Standard">
      <style:paragraph-properties fo:text-align="start" style:justify-single-word="false"/>
      <style:text-properties style:font-name="Arial" style:text-underline-style="none" officeooo:rsid="0029dd09" officeooo:paragraph-rsid="0029dd09"/>
    </style:style>
    <style:style style:name="P11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1e8ff6" officeooo:paragraph-rsid="001e8ff6"/>
    </style:style>
    <style:style style:name="P12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1f8b9d" officeooo:paragraph-rsid="001f8b9d"/>
    </style:style>
    <style:style style:name="P13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246969" officeooo:paragraph-rsid="00246969"/>
    </style:style>
    <style:style style:name="P14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282e0c" officeooo:paragraph-rsid="00282e0c"/>
    </style:style>
    <style:style style:name="P15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285b4d" officeooo:paragraph-rsid="00285b4d"/>
    </style:style>
    <style:style style:name="P16" style:family="paragraph" style:parent-style-name="Standard">
      <style:paragraph-properties fo:text-align="start" style:justify-single-word="false" fo:break-before="page"/>
      <style:text-properties fo:color="#c9211e" loext:opacity="100%" style:font-name="Arial" style:text-underline-style="none" officeooo:rsid="00285b4d" officeooo:paragraph-rsid="00285b4d"/>
    </style:style>
    <style:style style:name="P17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28c297" officeooo:paragraph-rsid="0028c297"/>
    </style:style>
    <style:style style:name="P18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29dd09" officeooo:paragraph-rsid="0029dd09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21f094"/>
    </style:style>
    <style:style style:name="T4" style:family="text">
      <style:text-properties officeooo:rsid="002511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Com Pro</text:p>
      <text:p text:style-name="P11">Photo professionnelle</text:p>
      <text:p text:style-name="P1"/>
      <text:p text:style-name="P2"/>
      <text:p text:style-name="P12">1. Photo utile ou non ?</text:p>
      <text:p text:style-name="P3"/>
      <text:p text:style-name="P4">⇒ 1<text:span text:style-name="T1">er</text:span> élément pris en compte par les employeurs</text:p>
      <text:p text:style-name="P4"><text:tab/>⇒ Xp pro (42 %)</text:p>
      <text:p text:style-name="P4"><text:tab/>⇒ Diplôme (24 %)</text:p>
      <text:p text:style-name="P4"><text:tab/>⇒ Compétence technique (14 %)</text:p>
      <text:p text:style-name="P4"><text:tab/>⇒ Photo (3 %) <text:span text:style-name="T3">Mais apparence physique, présentation, look important sur photo et <text:tab/><text:tab/>entretien d’embauche</text:span></text:p>
      <text:p text:style-name="P4"/>
      <text:p text:style-name="P4"/>
      <text:p text:style-name="P13">2. Une photo pro sinon rien</text:p>
      <text:p text:style-name="P5"/>
      <text:p text:style-name="P5">⇒ Sur CV ou sur Réseaux<text:span text:style-name="T4"> Social Pro</text:span></text:p>
      <text:p text:style-name="P5"/>
      <text:p text:style-name="P5">⇒ Faire bonne impression</text:p>
      <text:p text:style-name="P5"/>
      <text:p text:style-name="P5">⇒ Photo pro pour mettre en valeur</text:p>
      <text:p text:style-name="P5"/>
      <text:p text:style-name="P5">⇒ Apparence de compétence</text:p>
      <text:p text:style-name="P5"/>
      <text:p text:style-name="P5">⇒ Capacité d’influence perçue</text:p>
      <text:p text:style-name="P5"/>
      <text:p text:style-name="P6">⇒ Cadre, tenue et posture adapté au contexte professionnel</text:p>
      <text:p text:style-name="P6"/>
      <text:p text:style-name="P6"/>
      <text:p text:style-name="P14">3. L’impression crée par l’expression du visage</text:p>
      <text:p text:style-name="P7"/>
      <text:p text:style-name="P7">⇒ Opinion influencer par expression du visage</text:p>
      <text:p text:style-name="P7"><text:tab/>⇒ Compétence, créativité, confiance… </text:p>
      <text:p text:style-name="P7"/>
      <text:p text:style-name="P7"/>
      <text:p text:style-name="P15">4. Le regard et le sourire</text:p>
      <text:p text:style-name="P8"/>
      <text:p text:style-name="P8">Regard :</text:p>
      <text:p text:style-name="P8">⇒ regard souriant et avenant</text:p>
      <text:p text:style-name="P8"/>
      <text:p text:style-name="P8">Sourire :</text:p>
      <text:p text:style-name="P8">⇒ Avoir un aspect sympathique et une apparence de compétence et de capacité d’influence</text:p>
      <text:p text:style-name="P8"/>
      <text:p text:style-name="P8"/>
      <text:p text:style-name="P15">5.Position du corps</text:p>
      <text:p text:style-name="P8"/>
      <text:p text:style-name="P8">⇒ Même tenu, coiffure, accessoire que pour l’entretien</text:p>
      <text:p text:style-name="P8"><text:tab/>⇒ Fonction du contexte</text:p>
      <text:p text:style-name="P8"/>
      <text:p text:style-name="P16">6. Prise de la photo</text:p>
      <text:p text:style-name="P15"/>
      <text:p text:style-name="P8">⇒ Plan américain, plan taille ou plan poitrine</text:p>
      <text:p text:style-name="P8"/>
      <text:p text:style-name="P8">⇒ Fond neutre, Pas de selfie</text:p>
      <text:p text:style-name="P8"/>
      <text:p text:style-name="P8">⇒ Pas trop sombre, pas saturé, pas de retouche</text:p>
      <text:p text:style-name="P8"/>
      <text:p text:style-name="P8">⇒ Nette, bien cadrée, lumière naturelle</text:p>
      <text:p text:style-name="P8"/>
      <text:p text:style-name="P8"/>
      <text:p text:style-name="P17">7. Profil cohérent</text:p>
      <text:p text:style-name="P17"/>
      <text:p text:style-name="P9">⇒ Même photo sur CV que Réseaux Professionnel</text:p>
      <text:p text:style-name="P9"/>
      <text:p text:style-name="P9">⇒ Actualisé en cas de changement</text:p>
      <text:p text:style-name="P9"/>
      <text:p text:style-name="P9">⇒ Photo non pro sur le web correct</text:p>
      <text:p text:style-name="P9"/>
      <text:p text:style-name="P9"/>
      <text:p text:style-name="P18">8. Idée intéressante</text:p>
      <text:p text:style-name="P10"/>
      <text:p text:style-name="P10">⇒ Pas de photo sur le CV envoyé ⇒ Pas de discrimination</text:p>
      <text:p text:style-name="P10"/>
      <text:p text:style-name="P10">⇒ Photo sur le CV apporté en entretien ⇒ Plus aisé de se rappeler de la personn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8T09:42:27.892823116</meta:creation-date>
    <dc:date>2023-09-08T09:58:06.908048070</dc:date>
    <meta:editing-duration>PT15M34S</meta:editing-duration>
    <meta:editing-cycles>14</meta:editing-cycles>
    <meta:generator>LibreOffice/7.5.5.2$Linux_X86_64 LibreOffice_project/50$Build-2</meta:generator>
    <meta:document-statistic meta:table-count="0" meta:image-count="0" meta:object-count="0" meta:page-count="2" meta:paragraph-count="38" meta:word-count="243" meta:character-count="1342" meta:non-whitespace-character-count="1128"/>
  </office:meta>
</office:document-meta>
</file>